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d518" officeooo:paragraph-rsid="0012d518"/>
    </style:style>
    <style:style style:name="P2" style:family="paragraph" style:parent-style-name="Standard">
      <style:text-properties fo:language="ru" fo:country="RU" officeooo:rsid="0012d518" officeooo:paragraph-rsid="0012d518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№1 По методологии обеспечения качества ИС</text:p>
      <text:p text:style-name="P1"/>
      <text:p text:style-name="P1">Учитывая, что простое число Мерсенна M – это простое число, представимое в виде 𝑀 = 2 𝑝 − 1, где p – другое простое число, проверьте, является ли заданное число x простым числом Мерсенна; результатом является булево значение b – результат проверки. </text:p>
      <text:p text:style-name="P1"/>
      <text:p text:style-name="P1"/>
      <text:p text:style-name="P2">Ввод Х</text:p>
      <text:p text:style-name="P2">Если <text:s/>остаток от деления <text:span text:style-name="T1">log_2 X+1 </text:span>на 1 равен 0 то</text:p>
      <text:p text:style-name="P2">Возвращаем что это число мерсена </text:p>
      <text:p text:style-name="P2">иначе</text:p>
      <text:p text:style-name="P2">Возвращаем что это не число мерсен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7:04:49.599000000</meta:creation-date>
    <dc:date>2023-09-26T17:27:04.986000000</dc:date>
    <meta:editing-duration>PT22M15S</meta:editing-duration>
    <meta:editing-cycles>1</meta:editing-cycles>
    <meta:document-statistic meta:table-count="0" meta:image-count="0" meta:object-count="0" meta:page-count="1" meta:paragraph-count="7" meta:word-count="71" meta:character-count="432" meta:non-whitespace-character-count="362"/>
    <meta:generator>LibreOffice/7.4.3.2$Windows_X86_64 LibreOffice_project/1048a8393ae2eeec98dff31b5c133c5f1d08b890</meta:generator>
  </office:meta>
</office:document-meta>
</file>